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day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mid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oon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rise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se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6" table:number-columns-repeated="1015"/>
          <table:table-cell table:number-columns-repeated="2"/>
        </table:table-row>
        <table:table-row table:style-name="ro1" table:number-rows-repeated="68">
          <table:table-cell table:style-name="ce43" table:number-columns-repeated="3"/>
          <table:table-cell/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crystal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dus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emerald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raw_mineralit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mineral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2" calcext:value-type="float">
            <text:p>3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ncient_mineral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3" calcext:value-type="float">
            <text:p>3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copper_nugge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4" calcext:value-type="float">
            <text:p>3004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fallen_sta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eacon_core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utte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dough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witch_thumb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41" calcext:value-type="float">
            <text:p>3041</text:p>
          </table:table-cell>
          <table:table-cell table:style-name="ce36" table:number-columns-repeated="1015"/>
          <table:table-cell table:number-columns-repeated="2"/>
        </table:table-row>
        <table:table-row table:style-name="ro1" table:number-rows-repeated="8">
          <table:table-cell table:style-name="ce36" table:number-columns-repeated="1019"/>
          <table:table-cell table:number-columns-repeated="2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netherplus</text:p>
          </table:table-cell>
          <table:table-cell table:style-name="ce36" office:value-type="string" calcext:value-type="string">
            <text:p>magic_mirror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shard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1" calcext:value-type="float">
            <text:p>5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dragon_scal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2" calcext:value-type="float">
            <text:p>5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3" calcext:value-type="float">
            <text:p>5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key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1" calcext:value-type="float">
            <text:p>5011</text:p>
          </table:table-cell>
          <table:table-cell table:style-name="ce36" table:number-columns-repeated="1017"/>
        </table:table-row>
        <table:table-row table:style-name="ro1" table:number-rows-repeated="2">
          <table:table-cell table:style-name="ce36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1" calcext:value-type="float" table:number-columns-spanned="2" table:number-rows-spanned="1">
            <text:p>300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2" calcext:value-type="float" table:number-columns-spanned="2" table:number-rows-spanned="1">
            <text:p>3002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3" calcext:value-type="float" table:number-columns-spanned="2" table:number-rows-spanned="1">
            <text:p>3003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4" calcext:value-type="float" table:number-columns-spanned="2" table:number-rows-spanned="1">
            <text:p>3004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5" calcext:value-type="float" table:number-columns-spanned="2" table:number-rows-spanned="1">
            <text:p>3005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7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18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</table:table-row>
        <table:table-row table:style-name="ro1" table:number-rows-repeated="26">
          <table:table-cell table:style-name="ce43" table:number-columns-repeated="4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 table:number-rows-repeated="6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pig_leather</text:p>
          </table:table-cell>
          <table:table-cell table:style-name="ce36" office:value-type="string" calcext:value-type="string">
            <text:p>LEATH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5"/>
        </table:table-row>
        <table:table-row table:style-name="ro1" table:number-rows-repeated="8">
          <table:table-cell table:style-name="ce36" table:number-columns-repeated="1019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7T16:49:53.330000000</dc:date>
    <meta:editing-duration>P1DT1H33M49S</meta:editing-duration>
    <meta:editing-cycles>57</meta:editing-cycles>
    <meta:generator>LibreOffice/7.3.5.2$Windows_X86_64 LibreOffice_project/184fe81b8c8c30d8b5082578aee2fed2ea847c01</meta:generator>
    <meta:document-statistic meta:table-count="16" meta:cell-count="762" meta:object-count="0"/>
  </office:meta>
</office:document-meta>
</file>